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41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42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74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175cm" svg:y1="15.516cm" svg:x2="11.351cm" svg:y2="14.359cm">
            <text:p/>
          </draw:line>
          <draw:g>
            <draw:line draw:style-name="gr2" draw:text-style-name="P1" draw:layer="layout" svg:x1="9.201cm" svg:y1="15.214cm" svg:x2="9.399cm" svg:y2="15.411cm">
              <text:p/>
            </draw:line>
            <draw:line draw:style-name="gr2" draw:text-style-name="P1" draw:layer="layout" svg:x1="9.2cm" svg:y1="15.411cm" svg:x2="9.399cm" svg:y2="15.215cm">
              <text:p/>
            </draw:line>
          </draw:g>
          <draw:g>
            <draw:line draw:style-name="gr2" draw:text-style-name="P1" draw:layer="layout" svg:x1="11.21cm" svg:y1="14.314cm" svg:x2="11.472cm" svg:y2="14.41cm">
              <text:p/>
            </draw:line>
            <draw:line draw:style-name="gr2" draw:text-style-name="P1" draw:layer="layout" svg:x1="11.295cm" svg:y1="14.494cm" svg:x2="11.391cm" svg:y2="14.232cm">
              <text:p/>
            </draw:line>
          </draw:g>
          <draw:line draw:style-name="gr3" draw:text-style-name="P1" draw:layer="layout" svg:x1="9.298cm" svg:y1="15.317cm" svg:x2="12.164cm" svg:y2="15.613cm">
            <text:p/>
          </draw:line>
          <draw:g>
            <draw:line draw:style-name="gr2" draw:text-style-name="P1" draw:layer="layout" svg:x1="11.09cm" svg:y1="15.414cm" svg:x2="11.287cm" svg:y2="15.61cm">
              <text:p/>
            </draw:line>
            <draw:line draw:style-name="gr2" draw:text-style-name="P1" draw:layer="layout" svg:x1="11.088cm" svg:y1="15.609cm" svg:x2="11.289cm" svg:y2="15.415cm">
              <text:p/>
            </draw:line>
          </draw:g>
          <draw:frame draw:style-name="gr4" draw:text-style-name="P3" draw:layer="layout" svg:width="0.93cm" svg:height="0.724cm" svg:x="8.763cm" svg:y="14.527cm">
            <draw:text-box draw:corner-radius="0.145cm">
              <text:p text:style-name="P2"><text:span text:style-name="T1">A </text:span></text:p>
            </draw:text-box>
          </draw:frame>
          <draw:frame draw:style-name="gr4" draw:text-style-name="P3" draw:layer="layout" svg:width="0.932cm" svg:height="0.724cm" svg:x="10.384cm" svg:y="15.315cm">
            <draw:text-box draw:corner-radius="0.145cm">
              <text:p text:style-name="P2"><text:span text:style-name="T1">C </text:span></text:p>
            </draw:text-box>
          </draw:frame>
          <draw:frame draw:style-name="gr4" draw:text-style-name="P3" draw:layer="layout" svg:width="0.93cm" svg:height="0.724cm" svg:x="10.839cm" svg:y="13.638cm">
            <draw:text-box draw:corner-radius="0.145cm">
              <text:p text:style-name="P2"><text:span text:style-name="T1">B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41" draw:display-name="Dashed (var) 6541" draw:style="rect" draw:dots1="1" draw:dots1-length="41%" draw:distance="31%"/>
    <draw:stroke-dash draw:name="Dashed_20__28_var_29__20_6542" draw:display-name="Dashed (var) 6542" draw:style="rect" draw:dots1="1" draw:dots1-length="41%" draw:distance="3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17:01.554604200</meta:creation-date>
    <dc:date>2018-02-09T11:17:41.900262781</dc:date>
    <meta:editing-duration>PT40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